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ff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6666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ff66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1" office:value-type="string" calcext:value-type="string">
            <text:p>2-iminomethyl-5-imidazolinone (Gln-Gly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ROSSLNK</text:p>
          </table:table-cell>
        </table:table-row>
        <table:table-row table:style-name="ro1">
          <table:table-cell table:style-name="ce1" office:value-type="string" calcext:value-type="string">
            <text:p>2-iminomethyl-5-imidazolinone (Glu-Gly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ROSSLNK</text:p>
          </table:table-cell>
        </table:table-row>
        <table:table-row table:style-name="ro1">
          <table:table-cell table:style-name="ce1" office:value-type="string" calcext:value-type="string">
            <text:p>2-iminomethyl-5-imidazolinone (Met-Gly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2" office:value-type="string" calcext:value-type="string">
            <text:p>3-hydroxypyridine-2,5-dicarboxylic acid (Ser-Cy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ROSSLNK</text:p>
          </table:table-cell>
        </table:table-row>
        <table:table-row table:style-name="ro1">
          <table:table-cell table:style-name="ce2" office:value-type="string" calcext:value-type="string">
            <text:p>3-hydroxypyridine-2,5-dicarboxylic acid (Ser-Ser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3" office:value-type="string" calcext:value-type="string">
            <text:p>3'-(S-cysteinyl)-tyrosine (Cys-Tyr)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table:style-name="ce3" office:value-type="string" calcext:value-type="string">
            <text:p>3'-(S-cysteinyl)-tyrosine (Tyr-Cys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4" office:value-type="string" calcext:value-type="string">
            <text:p>5-imidazolinone (Ala-Gly)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ROSSLNK</text:p>
          </table:table-cell>
        </table:table-row>
        <table:table-row table:style-name="ro1">
          <table:table-cell table:style-name="ce4" office:value-type="string" calcext:value-type="string">
            <text:p>5-imidazolinone (Asn-Gly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ROSSLNK</text:p>
          </table:table-cell>
        </table:table-row>
        <table:table-row table:style-name="ro1">
          <table:table-cell table:style-name="ce4" office:value-type="string" calcext:value-type="string">
            <text:p>5-imidazolinone (Cys-Gly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ROSSLNK</text:p>
          </table:table-cell>
        </table:table-row>
        <table:table-row table:style-name="ro1">
          <table:table-cell table:style-name="ce4" office:value-type="string" calcext:value-type="string">
            <text:p>5-imidazolinone (Lys-Gly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ROSSLNK</text:p>
          </table:table-cell>
        </table:table-row>
        <table:table-row table:style-name="ro1">
          <table:table-cell table:style-name="ce4" office:value-type="string" calcext:value-type="string">
            <text:p>5-imidazolinone (Ser-Gly)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3" office:value-type="string" calcext:value-type="string">
            <text:p>5-methyloxazole-4-carboxylic acid (Cys- Thr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table:style-name="ce3" office:value-type="string" calcext:value-type="string">
            <text:p>5-methyloxazole-4-carboxylic acid (Ser- Th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table:style-name="ce3" office:value-type="string" calcext:value-type="string">
            <text:p>5-methyloxazole-4-carboxylic acid (Thr- Thr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3" office:value-type="string" calcext:value-type="string">
            <text:p>5-methylthiazole-4-carboxylic acid (Asn- Cys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Allysin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3" office:value-type="string" calcext:value-type="string">
            <text:p>Aspartate 1-(chondroitin 4-sulfate)- est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MOD_RES</text:p>
          </table:table-cell>
        </table:table-row>
        <table:table-row table:style-name="ro1">
          <table:table-cell table:style-name="ce3" office:value-type="string" calcext:value-type="string">
            <text:p>Aspartate 1-(chondroitin 4-sulfate)-ester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3" office:value-type="string" calcext:value-type="string">
            <text:p>Beta-methyllanthionine (Cys-Thr)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table:style-name="ce3" office:value-type="string" calcext:value-type="string">
            <text:p>Beta-methyllanthionine (Thr-Cys)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Blocked amino end (Ala)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Arg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Asn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Asp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Cys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Gln)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Q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Glu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E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Gly)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Ile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I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Leu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Met)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Pro)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P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Ser)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Thr)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Val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amino end (Xaa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carboxyl end (Arg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Blocked carboxyl end (His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Citrulline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Cyclopeptide (Ala-Arg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Ala-Ile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Ala-Pro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Arg-Cys)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Asn-Gly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Asp-Asn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Cys-Arg)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Gly-Asn)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Gly-Asp)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His-Asn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His-Asp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Ile-Pro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Leu-Leu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Leu-Trp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Lys-Asp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Pro-Met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Pro-Tyr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Ser-Asn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clopeptide (Ser-Gly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5" office:value-type="string" calcext:value-type="string">
            <text:p>Cysteinyl-selenocysteine (Cys-Sec)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table:style-name="ce5" office:value-type="string" calcext:value-type="string">
            <text:p>Cysteinyl-selenocysteine (Sec-Cys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leuc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-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6" office:value-type="string" calcext:value-type="string">
            <text:p>Glycyl cysteine dithioester (Cys-Gly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C</text:p>
          </table:table-cell>
          <table:table-cell table:style-name="ce6" office:value-type="string" calcext:value-type="string">
            <text:p>CROSSLNK</text:p>
          </table:table-cell>
        </table:table-row>
        <table:table-row table:style-name="ro1">
          <table:table-cell table:style-name="ce6" office:value-type="string" calcext:value-type="string">
            <text:p>Glycyl cysteine dithioester (Gly-Cys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6" office:value-type="string" calcext:value-type="string">
            <text:p>Glycyl lysine isopeptide (Gly-Lys)</text:p>
          </table:table-cell>
          <table:table-cell table:style-name="ce6" office:value-type="float" office:value="354" calcext:value-type="float">
            <text:p>354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CROSSLNK</text:p>
          </table:table-cell>
        </table:table-row>
        <table:table-row table:style-name="ro1">
          <table:table-cell table:style-name="ce6" office:value-type="string" calcext:value-type="string">
            <text:p>Glycyl lysine isopeptide (Lys-Gly)</text:p>
          </table:table-cell>
          <table:table-cell table:style-name="ce6" office:value-type="float" office:value="4519" calcext:value-type="float">
            <text:p>4519</text:p>
          </table:table-cell>
          <table:table-cell table:number-columns-repeated="2" table:style-name="ce6" office:value-type="string" calcext:value-type="string">
            <text:p>K</text:p>
          </table:table-cell>
          <table:table-cell table:style-name="ce6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7" office:value-type="string" calcext:value-type="string">
            <text:p>GPI-anchor amidated alanine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asparagine</text:p>
          </table:table-cell>
          <table:table-cell table:style-name="ce7" office:value-type="float" office:value="187" calcext:value-type="float">
            <text:p>18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aspartate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D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cysteine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C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glycine</text:p>
          </table:table-cell>
          <table:table-cell table:style-name="ce7" office:value-type="float" office:value="188" calcext:value-type="float">
            <text:p>188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serine</text:p>
          </table:table-cell>
          <table:table-cell table:style-name="ce7" office:value-type="float" office:value="404" calcext:value-type="float">
            <text:p>404</text:p>
          </table:table-cell>
          <table:table-cell table:number-columns-repeated="2" table:style-name="ce7" office:value-type="string" calcext:value-type="string">
            <text:p>S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7" office:value-type="string" calcext:value-type="string">
            <text:p>GPI-anchor amidated threoni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</text:p>
          </table:table-cell>
          <table:table-cell table:style-name="ce7" office:value-type="string" calcext:value-type="string">
            <text:p>LIPID</text:p>
          </table:table-cell>
        </table:table-row>
        <table:table-row table:style-name="ro1">
          <table:table-cell table:style-name="ce8" office:value-type="string" calcext:value-type="string">
            <text:p>GPI-like-anchor amidated alanine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LIPID</text:p>
          </table:table-cell>
        </table:table-row>
        <table:table-row table:style-name="ro1">
          <table:table-cell table:style-name="ce8" office:value-type="string" calcext:value-type="string">
            <text:p>GPI-like-anchor amidated asparagine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LIPID</text:p>
          </table:table-cell>
        </table:table-row>
        <table:table-row table:style-name="ro1">
          <table:table-cell table:style-name="ce8" office:value-type="string" calcext:value-type="string">
            <text:p>GPI-like-anchor amidated aspartat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LIPID</text:p>
          </table:table-cell>
        </table:table-row>
        <table:table-row table:style-name="ro1">
          <table:table-cell table:style-name="ce8" office:value-type="string" calcext:value-type="string">
            <text:p>GPI-like-anchor amidated glycin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LIPID</text:p>
          </table:table-cell>
        </table:table-row>
        <table:table-row table:style-name="ro1">
          <table:table-cell table:style-name="ce8" office:value-type="string" calcext:value-type="string">
            <text:p>GPI-like-anchor amidated serine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Hypusin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aspartyl lysine isopeptide (Asn-Lys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aspartyl lysine isopeptide (Lys-Asn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aspartyl lysine isopeptide (Lys-Asn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aspartyl lysine isopeptide (Lys-Asp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glutamyl lysine isopeptide (Gln-Lys)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Q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glutamyl lysine isopeptide (Glu-Lys)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glutamyl lysine isopeptide (Lys-Gln)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table:style-name="ce9" office:value-type="string" calcext:value-type="string">
            <text:p>Isoglutamyl lysine isopeptide (Lys-Gln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table:style-name="ce10" office:value-type="string" calcext:value-type="string">
            <text:p>N-acetylalanine</text:p>
          </table:table-cell>
          <table:table-cell table:style-name="ce10" office:value-type="float" office:value="3923" calcext:value-type="float">
            <text:p>3923</text:p>
          </table:table-cell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alanin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aspartate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cysteine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10" office:value-type="string" calcext:value-type="string">
            <text:p>C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glutamate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glycine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methionine</text:p>
          </table:table-cell>
          <table:table-cell table:style-name="ce10" office:value-type="float" office:value="3190" calcext:value-type="float">
            <text:p>3190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proline</text:p>
          </table:table-cell>
          <table:table-cell table:style-name="ce10" office:value-type="float" office:value="301" calcext:value-type="float">
            <text:p>301</text:p>
          </table:table-cell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serine</text:p>
          </table:table-cell>
          <table:table-cell table:style-name="ce10" office:value-type="float" office:value="2403" calcext:value-type="float">
            <text:p>2403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serin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threonine</text:p>
          </table:table-cell>
          <table:table-cell table:style-name="ce10" office:value-type="float" office:value="732" calcext:value-type="float">
            <text:p>732</text:p>
          </table:table-cell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tyrosin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table:style-name="ce10" office:value-type="string" calcext:value-type="string">
            <text:p>N-acetylvaline</text:p>
          </table:table-cell>
          <table:table-cell table:style-name="ce10" office:value-type="float" office:value="215" calcext:value-type="float">
            <text:p>215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11" office:value-type="string" calcext:value-type="string">
            <text:p>N-linked (GalNAc)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alNAc) (glycosaminoglyca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R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 (glycation)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 (glycatio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I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 (glycatio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H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 (glycatio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V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) (glycation), alternat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 or GlcNAc)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103791" calcext:value-type="float">
            <text:p>10379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D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I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complex)</text:p>
          </table:table-cell>
          <table:table-cell table:style-name="ce11" office:value-type="float" office:value="276" calcext:value-type="float">
            <text:p>276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 and complex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 or complex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 or hybrid or polylactosaminoglycan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 or hybrid)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 or polylactosaminoglyca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igh mannose)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hybrid)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keratan sulfate)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low mannose)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GlcNAc) (polylactosaminoglycan)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N-linked (Man)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W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pyridoxal phosphate)lysine</text:p>
          </table:table-cell>
          <table:table-cell office:value-type="float" office:value="6456" calcext:value-type="float">
            <text:p>64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acetyllysine</text:p>
          </table:table-cell>
          <table:table-cell office:value-type="float" office:value="21878" calcext:value-type="float">
            <text:p>2187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-succinyllysine</text:p>
          </table:table-cell>
          <table:table-cell office:value-type="float" office:value="6777" calcext:value-type="float">
            <text:p>677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table:style-name="ce11" office:value-type="string" calcext:value-type="string">
            <text:p>O-linked (Ara)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2" table:style-name="ce11" office:value-type="string" calcext:value-type="string">
            <text:p>P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DADDGl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Fuc)</text:p>
          </table:table-cell>
          <table:table-cell table:style-name="ce11" office:value-type="float" office:value="76" calcext:value-type="float">
            <text:p>76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Fuc)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Fuc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)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)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)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)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P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NAc)</text:p>
          </table:table-cell>
          <table:table-cell table:style-name="ce11" office:value-type="float" office:value="1318" calcext:value-type="float">
            <text:p>1318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NAc)</text:p>
          </table:table-cell>
          <table:table-cell table:style-name="ce11" office:value-type="float" office:value="685" calcext:value-type="float">
            <text:p>685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I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alNAc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)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)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Y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A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NAc)</text:p>
          </table:table-cell>
          <table:table-cell table:style-name="ce11" office:value-type="float" office:value="390" calcext:value-type="float">
            <text:p>39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NAc)</text:p>
          </table:table-cell>
          <table:table-cell table:style-name="ce11" office:value-type="float" office:value="195" calcext:value-type="float">
            <text:p>195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NAc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P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GlcNAc6P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Hex)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Hex)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HexNAc)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HexNAc)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Man)</text:p>
          </table:table-cell>
          <table:table-cell table:style-name="ce11" office:value-type="float" office:value="168" calcext:value-type="float">
            <text:p>168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Man)</text:p>
          </table:table-cell>
          <table:table-cell table:style-name="ce11" office:value-type="float" office:value="148" calcext:value-type="float">
            <text:p>148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Man6P)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P-Man)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chondroitin sulfate)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dermatan sulfate)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glycosaminoglycan)</text:p>
          </table:table-cell>
          <table:table-cell table:style-name="ce11" office:value-type="float" office:value="149" calcext:value-type="float">
            <text:p>149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glycosaminoglyca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heparan sulfate)</text:p>
          </table:table-cell>
          <table:table-cell table:style-name="ce11" office:value-type="float" office:value="112" calcext:value-type="float">
            <text:p>112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table:style-name="ce11" office:value-type="string" calcext:value-type="string">
            <text:p>O-linked (Xyl) (keratan sulfate)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serine</text:p>
          </table:table-cell>
          <table:table-cell office:value-type="float" office:value="68484" calcext:value-type="float">
            <text:p>6848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threonine</text:p>
          </table:table-cell>
          <table:table-cell office:value-type="float" office:value="16208" calcext:value-type="float">
            <text:p>1620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hosphotyrosine</text:p>
          </table:table-cell>
          <table:table-cell office:value-type="float" office:value="7952" calcext:value-type="float">
            <text:p>795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cysteinyl 3-(oxidosulfanyl)alanine (Cys-Cys)</text:p>
          </table:table-cell>
          <table:table-cell office:value-type="float" office:value="112631" calcext:value-type="float">
            <text:p>11263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ISULFID</text:p>
          </table:table-cell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diacylglycerol cystein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</table:table-row>
        <table:table-row table:style-name="ro1">
          <table:table-cell table:style-name="ce12" office:value-type="string" calcext:value-type="string">
            <text:p>S-Lysyl-methionine sulfilimine (Lys-Met)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K</text:p>
          </table:table-cell>
          <table:table-cell table:style-name="ce12" office:value-type="string" calcext:value-type="string">
            <text:p>CROSSLNK</text:p>
          </table:table-cell>
        </table:table-row>
        <table:table-row table:style-name="ro1">
          <table:table-cell table:style-name="ce12" office:value-type="string" calcext:value-type="string">
            <text:p>S-Lysyl-methionine sulfilimine (Met-Lys)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palmitoyl cysteine</text:p>
          </table:table-cell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13" office:value-type="string" calcext:value-type="string">
            <text:p>Thiazole-4-carboxylic acid (Arg-Cys)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Asn-Cys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Cys-Cys)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Glu-Cys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Gly-Cy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Ile-Cys)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Phe-Cys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Ser-Cys)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Thr-Cys)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e-4-carboxylic acid (Val-Cys)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table:style-name="ce13" office:value-type="string" calcext:value-type="string">
            <text:p>Thiazoline-4-carboxylic acid (Phe-Cys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table:style-name="ce14" office:value-type="string" calcext:value-type="string">
            <text:p>Threonyl lysine isopeptide (Lys-Thr)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K</text:p>
          </table:table-cell>
          <table:table-cell table:style-name="ce14" office:value-type="string" calcext:value-type="string">
            <text:p>CROSSLNK</text:p>
          </table:table-cell>
        </table:table-row>
        <table:table-row table:style-name="ro1">
          <table:table-cell table:style-name="ce14" office:value-type="string" calcext:value-type="string">
            <text:p>Threonyl lysine isopeptide (Thr-Lys)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T</text:p>
          </table:table-cell>
          <table:table-cell table:style-name="ce14"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hyrox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15" office:value-type="string" calcext:value-type="string">
            <text:p>Tryptophyl-tyrosyl-methioninium (Trp-Tyr)</text:p>
          </table:table-cell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table:style-name="ce15" office:value-type="string" calcext:value-type="string">
            <text:p>Tryptophyl-tyrosyl-methioninium (Tyr-Met)</text:p>
          </table:table-cell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14:38:38.169984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23T15:42:09.022030018</dc:date>
    <meta:editing-duration>P0D</meta:editing-duration>
    <meta:editing-cycles>1</meta:editing-cycles>
    <meta:document-statistic meta:table-count="1" meta:cell-count="2545" meta:object-count="0"/>
  </office:meta>
</office:document-meta>
</file>